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E1000035A5E7EC23F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ivery robot</text:p>
      <text:p text:style-name="P1"/>
      <text:p text:style-name="P1">Description of problem :</text:p>
      <text:p text:style-name="P1"/>
      <text:p text:style-name="P1">Screenshot of solution</text:p>
      <text:p text:style-name="P1"/>
      <text:p text:style-name="P1">description of solution method.</text:p>
      <text:p text:style-name="P1"/>
      <text:p text:style-name="P2">Search algorithm for search applet that worked best and why</text:p>
      <text:p text:style-name="P2">-describe what trade-off between solution quality and computation time you need and why. Describe any problems you ran into and how you over came them.</text:p>
      <text:p text:style-name="P1"/>
      <text:p text:style-name="P1">Depth first</text:p>
      <text:p text:style-name="P2">CURRENT PATH: </text:p>
      <text:p text:style-name="P2"><text:s text:c="3"/>o 103 --&gt; b3 --&gt; b1 --&gt; b2 --&gt; b4 --&gt; o 109 --&gt; 0119 --&gt; 0123 --&gt; r123 (Goal)</text:p>
      <text:p text:style-name="P2">Path to last Goal Node: o 103 --&gt; b3 --&gt; b1 --&gt; b2 --&gt; b4 --&gt; o 109 --&gt; 0119 --&gt; 0123 --&gt; r123 (Goal) Cost: 53.0</text:p>
      <text:p text:style-name="P2">Nodes expanded: 16</text:p>
      <text:p text:style-name="P1"/>
      <text:p text:style-name="P1">Breadth First</text:p>
      <text:p text:style-name="P2">CURRENT PATH: </text:p>
      <text:p text:style-name="P2"><text:s text:c="3"/>o 103 --&gt; o 109 --&gt; 0119 --&gt; 0123 --&gt; r123 (Goal)</text:p>
      <text:p text:style-name="P2">Path to last Goal Node: o 103 --&gt; o 109 --&gt; 0119 --&gt; 0123 --&gt; r123 (Goal) Cost: 41.0</text:p>
      <text:p text:style-name="P2">Nodes expanded: 21</text:p>
      <text:p text:style-name="P2"/>
      <text:p text:style-name="P2"><text:span text:style-name="T1">Lowest Cost First</text:span><text:line-break/>CURRENT PATH: </text:p>
      <text:p text:style-name="P2"><text:s text:c="3"/>o 103 --&gt; o 109 --&gt; 0119 --&gt; 0123 --&gt; r123 (Goal)</text:p>
      <text:p text:style-name="P2">Path to last Goal Node: o 103 --&gt; o 109 --&gt; 0119 --&gt; 0123 --&gt; r123 (Goal) Cost: 41.0</text:p>
      <text:p text:style-name="P2">Nodes expanded: 26</text:p>
      <text:p text:style-name="P2"/>
      <text:p text:style-name="P1">Best first</text:p>
      <text:p text:style-name="P2">CURRENT PATH: </text:p>
      <text:p text:style-name="P2"><text:s text:c="3"/>o 103 --&gt; o 109 --&gt; 0119 --&gt; 0123 --&gt; r123 (Goal)</text:p>
      <text:p text:style-name="P2">Path to last Goal Node: o 103 --&gt; o 109 --&gt; 0119 --&gt; 0123 --&gt; r123 (Goal) Cost: 41.0</text:p>
      <text:p text:style-name="P2">Nodes expanded: 21</text:p>
      <text:p text:style-name="P2"/>
      <text:p text:style-name="P2"><text:span text:style-name="T1">heuristic depth first</text:span><text:line-break/>CURRENT PATH: </text:p>
      <text:p text:style-name="P2"><text:s text:c="3"/>o 103 --&gt; b3 --&gt; b1 --&gt; b2 --&gt; b4 --&gt; o 109 --&gt; 0119 --&gt; 0123 --&gt; r123 (Goal)</text:p>
      <text:p text:style-name="P2">Path to last Goal Node: o 103 --&gt; b3 --&gt; b1 --&gt; b2 --&gt; b4 --&gt; o 109 --&gt; 0119 --&gt; 0123 --&gt; r123 (Goal) Cost: 53.0</text:p>
      <text:p text:style-name="P2">Nodes expanded: 16</text:p>
      <text:p text:style-name="P2"/>
      <text:p text:style-name="P1">a*</text:p>
      <text:p text:style-name="P2">CURRENT PATH: </text:p>
      <text:p text:style-name="P2"><text:s text:c="3"/>o 103 --&gt; o 109 --&gt; 0119 --&gt; 0123 --&gt; r123 (Goal)</text:p>
      <text:p text:style-name="P2">Path to last Goal Node: o 103 --&gt; o 109 --&gt; 0119 --&gt; 0123 --&gt; r123 (Goal) Cost: 41.0</text:p>
      <text:p text:style-name="P2">Nodes expanded: 26</text:p>
      <text:p text:style-name="P2"/>
      <text:p text:style-name="P1">Brand and bound</text:p>
      <text:p text:style-name="P2">CURRENT PATH: </text:p>
      <text:p text:style-name="P2"><text:soft-page-break/><text:s text:c="3"/>o 103 --&gt; o 109 --&gt; 0119 --&gt; 0123 --&gt; r123 (Goal)</text:p>
      <text:p text:style-name="P2">Path to last Goal Node: o 103 --&gt; o 109 --&gt; 0119 --&gt; 0123 --&gt; r123 (Goal) Cost: 41.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*3 Grid<text:line-break/></text:p>
      <text:p text:style-name="P1"><draw:frame draw:style-name="fr1" draw:name="graphics1" text:anchor-type="paragraph" svg:width="15.586cm" svg:height="13.734cm" draw:z-index="0"><draw:image xlink:href="Pictures/2000000700003CE1000035A5E7EC23FC.svm" xlink:type="simple" xlink:show="embed" xlink:actuate="onLoad"/></draw:frame></text:p>
      <text:p text:style-name="P1">depth first<text:line-break/><text:span text:style-name="T2">CURRENT PATH: </text:span></text:p>
      <text:p text:style-name="P2"><text:s text:c="3"/>BBB,BBB,BBB --&gt; RBB,BBB,BBB --&gt; RBR,BBB,BBB --&gt; RBR,BRB,BBB --&gt; RBR,BRB,RBB --&gt; RBR,BRB,RBR (Goal)</text:p>
      <text:p text:style-name="P2">Path to last Goal Node: BBB,BBB,BBB --&gt; RBB,BBB,BBB --&gt; RBR,BBB,BBB --&gt; RBR,BRB,BBB --&gt; RBR,BRB,RBB --&gt; RBR,BRB,RBR (Goal) Cost: 5.0</text:p>
      <text:p text:style-name="P2">Nodes expanded: 6</text:p>
      <text:p text:style-name="P2"/>
      <text:p text:style-name="P2"><text:span text:style-name="T1">breadth first</text:span><text:line-break/>CURRENT PATH: </text:p>
      <text:p text:style-name="P2"><text:s text:c="3"/>BBB,BBB,BBB --&gt; BRB,BBB,BBB --&gt; BRB,RBB,BBB --&gt; BRB,RBR,BBB --&gt; <text:soft-page-break/>BRB,RBR,BRB (Goal)</text:p>
      <text:p text:style-name="P2">Path to last Goal Node: BBB,BBB,BBB --&gt; BRB,BBB,BBB --&gt; BRB,RBB,BBB --&gt; BRB,RBR,BBB --&gt; BRB,RBR,BRB (Goal) Cost: 4.0</text:p>
      <text:p text:style-name="P2">Nodes expanded: 14</text:p>
      <text:p text:style-name="P2"/>
      <text:p text:style-name="P2"><text:span text:style-name="T1">Lowest cost first</text:span><text:line-break/>CURRENT PATH: </text:p>
      <text:p text:style-name="P2"><text:s text:c="3"/>BBB,BBB,BBB --&gt; BRB,BBB,BBB --&gt; BRB,RBB,BBB --&gt; BRB,RBR,BBB --&gt; BRB,RBR,BRB (Goal)</text:p>
      <text:p text:style-name="P2">Path to last Goal Node: BBB,BBB,BBB --&gt; BRB,BBB,BBB --&gt; BRB,RBB,BBB --&gt; BRB,RBR,BBB --&gt; BRB,RBR,BRB (Goal) Cost: 4.0</text:p>
      <text:p text:style-name="P2">Nodes expanded: 14</text:p>
      <text:p text:style-name="P2"/>
      <text:p text:style-name="P1">best first</text:p>
      <text:p text:style-name="P2">CURRENT PATH: </text:p>
      <text:p text:style-name="P2"><text:s text:c="3"/>BBB,BBB,BBB --&gt; BRB,BBB,BBB --&gt; BRB,RBB,BBB --&gt; BRB,RBR,BBB --&gt; BRB,RBR,BRB (Goal)</text:p>
      <text:p text:style-name="P2">Path to last Goal Node: BBB,BBB,BBB --&gt; BRB,BBB,BBB --&gt; BRB,RBB,BBB --&gt; BRB,RBR,BBB --&gt; BRB,RBR,BRB (Goal) Cost: 4.0</text:p>
      <text:p text:style-name="P2">Nodes expanded: 14<text:line-break/></text:p>
      <text:p text:style-name="P2"><text:span text:style-name="T1">Heuristic depth first</text:span><text:line-break/>CURRENT PATH: </text:p>
      <text:p text:style-name="P2"><text:s text:c="3"/>BBB,BBB,BBB --&gt; RBB,BBB,BBB --&gt; RBR,BBB,BBB --&gt; RBR,BRB,BBB --&gt; RBR,BRB,RBB --&gt; RBR,BRB,RBR (Goal)</text:p>
      <text:p text:style-name="P2">Path to last Goal Node: BBB,BBB,BBB --&gt; RBB,BBB,BBB --&gt; RBR,BBB,BBB --&gt; RBR,BRB,BBB --&gt; RBR,BRB,RBB --&gt; RBR,BRB,RBR (Goal) Cost: 5.0</text:p>
      <text:p text:style-name="P2">Nodes expanded: 6</text:p>
      <text:p text:style-name="P2"/>
      <text:p text:style-name="P1">A*</text:p>
      <text:p text:style-name="P2">CURRENT PATH: </text:p>
      <text:p text:style-name="P2"><text:s text:c="3"/>BBB,BBB,BBB --&gt; BRB,BBB,BBB --&gt; BRB,RBB,BBB --&gt; BRB,RBR,BBB --&gt; BRB,RBR,BRB (Goal)</text:p>
      <text:p text:style-name="P2">Path to last Goal Node: BBB,BBB,BBB --&gt; BRB,BBB,BBB --&gt; BRB,RBB,BBB --&gt; BRB,RBR,BBB --&gt; BRB,RBR,BRB (Goal) Cost: 4.0</text:p>
      <text:p text:style-name="P2">Nodes expanded: 14</text:p>
      <text:p text:style-name="P2"/>
      <text:p text:style-name="P2">Branch and bound<text:line-break/>CURRENT PATH: </text:p>
      <text:p text:style-name="P2"><text:s text:c="3"/>BBB,BBB,BBB --&gt; BRB,BBB,BBB --&gt; BRB,RBB,BBB --&gt; BRB,RBR,BBB --&gt; BRB,RBR,BRB (Goal)</text:p>
      <text:p text:style-name="P2">Path to last Goal Node: BBB,BBB,BBB --&gt; BRB,BBB,BBB --&gt; BRB,RBB,BBB --&gt; BRB,RBR,BBB --&gt; BRB,RBR,BRB (Goal) Cost: 4.0<text:line-break/><text:line-break/></text:p>
      <text:p text:style-name="P1"/>
      <text:p text:style-name="P1"/>
      <text:p text:style-name="P1">Tower's of Hanoi</text:p>
      <text:p text:style-name="Standard"/>
      <text:p text:style-name="Standard">Starting Node AAA– Goal Node BBB</text:p>
      <text:p text:style-name="Standard"/>
      <text:p text:style-name="P1">Depth first</text:p>
      <text:p text:style-name="Standard"><text:soft-page-break/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8</text:p>
      <text:p text:style-name="Standard"/>
      <text:p text:style-name="P1">Breadth first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578</text:p>
      <text:p text:style-name="Standard"/>
      <text:p text:style-name="P1">- breadth first - alphabetically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907</text:p>
      <text:p text:style-name="P1"/>
      <text:p text:style-name="P1">Best first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578</text:p>
      <text:p text:style-name="Standard"/>
      <text:p text:style-name="Standard"/>
      <text:p text:style-name="P1">Lowest cost first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578</text:p>
      <text:p text:style-name="Standard"/>
      <text:p text:style-name="P1">heruistic depth first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8</text:p>
      <text:p text:style-name="Standard"/>
      <text:p text:style-name="P1">A* 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578</text:p>
      <text:p text:style-name="Standard"/>
      <text:p text:style-name="P1">Branch and Bond </text:p>
      <text:p text:style-name="Standard">CURRENT PATH: </text:p>
      <text:p text:style-name="Standard"><text:s text:c="3"/>AAA --&gt; BAA --&gt; BCA --&gt; CCA --&gt; CCB --&gt; ACB --&gt; ABB --&gt; BBB (Goal)</text:p>
      <text:p text:style-name="Standard"><text:soft-page-break/>Path to last Goal Node: AAA --&gt; BAA --&gt; BCA --&gt; CCA --&gt; CCB --&gt; ACB --&gt; ABB --&gt; BBB (Goal) Cost: 7.0</text:p>
      <text:p text:style-name="Standard"/>
      <text:p text:style-name="P1">AAA – Goal Nodes BBB or CCC</text:p>
      <text:p text:style-name="Standard"/>
      <text:p text:style-name="P1">depth first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8</text:p>
      <text:p text:style-name="Standard"/>
      <text:p text:style-name="Standard"/>
      <text:p text:style-name="P1">Breadth First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578</text:p>
      <text:p text:style-name="Standard"/>
      <text:p text:style-name="P1">Lowest Cost First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578</text:p>
      <text:p text:style-name="Standard"/>
      <text:p text:style-name="P1">Best First</text:p>
      <text:p text:style-name="Standard">CURRENT PATH: </text:p>
      <text:p text:style-name="Standard"><text:s text:c="3"/>AAA --&gt; BAA --&gt; BCA --&gt; CCA --&gt; CCB --&gt; ACB --&gt; ABB --&gt; BBB (Goal)</text:p>
      <text:p text:style-name="Standard">Path to last Goal Node: AAA --&gt; BAA --&gt; BCA --&gt; CCA --&gt; CCB --&gt; ACB --&gt; ABB --&gt; BBB (Goal) Cost: 7.0</text:p>
      <text:p text:style-name="Standard">Nodes expanded: 578</text:p>
      <text:p text:style-name="Standard"/>
      <text:p text:style-name="P1">heuristic depth</text:p>
      <text:p text:style-name="P2">CURRENT PATH: </text:p>
      <text:p text:style-name="P2"><text:s text:c="3"/>AAA --&gt; BAA --&gt; BCA --&gt; CCA --&gt; CCB --&gt; ACB --&gt; ABB --&gt; BBB (Goal)</text:p>
      <text:p text:style-name="P2">Path to last Goal Node: AAA --&gt; BAA --&gt; BCA --&gt; CCA --&gt; CCB --&gt; ACB --&gt; ABB --&gt; BBB (Goal) Cost: 7.0</text:p>
      <text:p text:style-name="P2">Nodes expanded: 8</text:p>
      <text:p text:style-name="P2"/>
      <text:p text:style-name="P1">A*</text:p>
      <text:p text:style-name="P2">CURRENT PATH: </text:p>
      <text:p text:style-name="P2"><text:s text:c="3"/>AAA --&gt; BAA --&gt; BCA --&gt; CCA --&gt; CCB --&gt; ACB --&gt; ABB --&gt; BBB (Goal)</text:p>
      <text:p text:style-name="P2">Path to last Goal Node: AAA --&gt; BAA --&gt; BCA --&gt; CCA --&gt; CCB --&gt; ACB --&gt; ABB --&gt; BBB (Goal) Cost: 7.0</text:p>
      <text:p text:style-name="P2">Nodes expanded: 578</text:p>
      <text:p text:style-name="P1">branch and bond</text:p>
      <text:p text:style-name="P2">CURRENT PATH: </text:p>
      <text:p text:style-name="P2"><text:s text:c="3"/>AAA --&gt; BAA --&gt; BCA --&gt; CCA --&gt; CCB --&gt; ACB --&gt; ABB --&gt; BBB (Goal)</text:p>
      <text:p text:style-name="P2">Path to last Goal Node: AAA --&gt; BAA --&gt; BCA --&gt; CCA --&gt; CCB --&gt; ACB --&gt; ABB --&gt; BBB (Goal) Cost: 7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h</meta:initial-creator>
    <meta:creation-date>2011-10-26T20:26:52.41</meta:creation-date>
    <dc:date>2011-10-28T17:27:01.37</dc:date>
    <dc:creator>k h</dc:creator>
    <meta:editing-duration>P1DT20H44M11S</meta:editing-duration>
    <meta:editing-cycles>5</meta:editing-cycles>
    <meta:generator>OpenOffice.org/3.3$Win32 OpenOffice.org_project/330m20$Build-9567</meta:generator>
    <meta:document-statistic meta:table-count="0" meta:image-count="1" meta:object-count="0" meta:page-count="5" meta:paragraph-count="144" meta:word-count="1640" meta:character-count="6709"/>
  </office:meta>
</office:document-meta>
</file>